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9fc1" officeooo:paragraph-rsid="000a9fc1"/>
    </style:style>
    <style:style style:name="P2" style:family="paragraph" style:parent-style-name="Preformatted_20_Text">
      <loext:graphic-properties draw:fill="solid" draw:fill-color="#ffffff" draw:opacity="100%"/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0.5pt" fo:letter-spacing="normal" fo:font-style="normal" fo:font-weight="normal"/>
    </style:style>
    <style:style style:name="P3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loext:opacity="100%" style:font-name="Times New Roman" fo:font-size="10.5pt" fo:letter-spacing="normal" fo:font-style="normal" fo:font-weight="normal" officeooo:rsid="000b2a7c" officeooo:paragraph-rsid="000a9fc1" style:font-weight-asian="bold" style:font-weight-complex="bold"/>
    </style:style>
    <style:style style:name="P4" style:family="paragraph" style:parent-style-name="Preformatted_20_Text">
      <loext:graphic-properties draw:fill="solid" draw:fill-color="#ffffff" draw:opacity="100%"/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letter-spacing="normal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Times New Roman" fo:font-weight="bold" officeooo:rsid="000a9fc1" officeooo:paragraph-rsid="000a9fc1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Times New Roman" fo:font-weight="bold" officeooo:rsid="000b2a7c" officeooo:paragraph-rsid="000a9fc1" style:font-weight-asian="bold" style:font-weight-complex="bold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fo:font-weight="bold" officeooo:rsid="000b2a7c" officeooo:paragraph-rsid="000a9fc1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Times New Roman" fo:font-weight="bold" officeooo:rsid="000c8418" officeooo:paragraph-rsid="000c8418" style:font-weight-asian="bold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fo:font-weight="bold" officeooo:rsid="000c8418" officeooo:paragraph-rsid="000c8418" style:font-weight-asian="bold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Times New Roman" fo:font-weight="normal" officeooo:rsid="000a9fc1" officeooo:paragraph-rsid="000a9fc1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Times New Roman" fo:font-weight="normal" officeooo:rsid="000c8418" officeooo:paragraph-rsid="000c8418" style:font-weight-asian="normal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fo:font-weight="normal" officeooo:rsid="000c8418" officeooo:paragraph-rsid="000c8418" style:font-weight-asian="normal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0.5pt" fo:letter-spacing="normal" fo:font-style="normal" fo:font-weight="normal" officeooo:rsid="000c8418" officeooo:paragraph-rsid="000c841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.5pt" fo:font-style="normal" fo:font-weight="normal"/>
    </style:style>
    <style:style style:name="T3" style:family="text">
      <style:text-properties officeooo:rsid="000e7a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# Write a program to demonstrate read and write file , renaming, moving, copying,and removing Files.</text:p>
      <text:p text:style-name="P5"/>
      <text:p text:style-name="P10">def create_file(filename, content):</text:p>
      <text:p text:style-name="P10"><text:s text:c="4"/>with open(filename, 'w') as file:</text:p>
      <text:p text:style-name="P10"><text:s text:c="8"/>file.write(content)</text:p>
      <text:p text:style-name="P10"/>
      <text:p text:style-name="P10">def read_file(filename):</text:p>
      <text:p text:style-name="P10"><text:s text:c="4"/>with open(filename, 'r') as file:</text:p>
      <text:p text:style-name="P10"><text:s text:c="8"/>content = file.read()</text:p>
      <text:p text:style-name="P10"><text:s text:c="8"/>print("File Content:\n", content)</text:p>
      <text:p text:style-name="P10"/>
      <text:p text:style-name="P10">def update_file_append(filename, new_line):</text:p>
      <text:p text:style-name="P10"><text:s text:c="4"/>with open(filename, 'a') as file:</text:p>
      <text:p text:style-name="P10"><text:s text:c="8"/>file.write(f'\n{new_line}')</text:p>
      <text:p text:style-name="P10"/>
      <text:p text:style-name="P10">def update_file_modify(filename, new_content):</text:p>
      <text:p text:style-name="P10"><text:s text:c="4"/>with open(filename, 'r+') as file:</text:p>
      <text:p text:style-name="P10"><text:s text:c="8"/>lines = file.readlines()</text:p>
      <text:p text:style-name="P10"><text:s text:c="8"/>lines[0] = f'{new_content}\n'</text:p>
      <text:p text:style-name="P10"><text:s text:c="8"/>file.seek(0)</text:p>
      <text:p text:style-name="P10"><text:s text:c="8"/>file.writelines(lines)</text:p>
      <text:p text:style-name="P10"/>
      <text:p text:style-name="P10">def rename_file(old_filename, new_filename):</text:p>
      <text:p text:style-name="P10"><text:s text:c="4"/>import os</text:p>
      <text:p text:style-name="P10"/>
      <text:p text:style-name="P10"><text:s text:c="4"/>if os.path.exists(old_filename):</text:p>
      <text:p text:style-name="P10"><text:s text:c="8"/>os.rename(old_filename, new_filename)</text:p>
      <text:p text:style-name="P10"><text:s text:c="8"/>print(f"File {old_filename} has been renamed to {new_filename}.")</text:p>
      <text:p text:style-name="P10"><text:s text:c="4"/>else:</text:p>
      <text:p text:style-name="P10"><text:s text:c="8"/>print(f"File {old_filename} does not exist.")</text:p>
      <text:p text:style-name="P10"/>
      <text:p text:style-name="P10">def delete_file(filename):</text:p>
      <text:p text:style-name="P10"><text:s text:c="4"/>import os</text:p>
      <text:p text:style-name="P10"/>
      <text:p text:style-name="P10"><text:s text:c="4"/>if os.path.exists(filename):</text:p>
      <text:p text:style-name="P10"><text:s text:c="8"/>os.remove(filename)</text:p>
      <text:p text:style-name="P10"><text:s text:c="8"/>print(f"File {filename} has been deleted.")</text:p>
      <text:p text:style-name="P10"><text:s text:c="4"/>else:</text:p>
      <text:p text:style-name="P10"><text:s text:c="8"/>print(f"File {filename} does not exist.")</text:p>
      <text:p text:style-name="P10"><text:s text:c="8"/></text:p>
      <text:p text:style-name="P10">def copy_file(old_filename, new_filename):</text:p>
      <text:p text:style-name="P10"><text:s text:c="4"/>import os</text:p>
      <text:p text:style-name="P10"><text:s text:c="4"/>import shutil</text:p>
      <text:p text:style-name="P10"/>
      <text:p text:style-name="P10"><text:s text:c="4"/>if os.path.exists(old_filename):</text:p>
      <text:p text:style-name="P10"><text:s text:c="8"/>shutil.copyfile(old_filename, new_filename)</text:p>
      <text:p text:style-name="P10"><text:s text:c="8"/>print(f"File {old_filename} has been copied to {new_filename}.")</text:p>
      <text:p text:style-name="P10"><text:s text:c="4"/>else:</text:p>
      <text:p text:style-name="P10"><text:s text:c="8"/>print(f"File {old_filename} does not exist.")</text:p>
      <text:p text:style-name="P10"><text:soft-page-break/>def move_file(old_filename, new_filename):</text:p>
      <text:p text:style-name="P10"><text:s text:c="4"/>import os</text:p>
      <text:p text:style-name="P10"><text:s text:c="4"/>import shutil</text:p>
      <text:p text:style-name="P10"/>
      <text:p text:style-name="P10"><text:s text:c="4"/>if os.path.exists(old_filename):</text:p>
      <text:p text:style-name="P10"><text:s text:c="8"/>shutil.move(old_filename, new_filename)</text:p>
      <text:p text:style-name="P10"><text:s text:c="8"/>print(f"File {old_filename} has been moved to {new_filename}.")</text:p>
      <text:p text:style-name="P10"><text:s text:c="4"/>else:</text:p>
      <text:p text:style-name="P10"><text:s text:c="8"/>print(f"File {old_filename} does not exist.")</text:p>
      <text:p text:style-name="P10"/>
      <text:p text:style-name="P10"># Driver code to test CRUD operations</text:p>
      <text:p text:style-name="P10">user_input = input("Enter the content for the file: ")</text:p>
      <text:p text:style-name="P10">file_name = input("Enter the file name: ")</text:p>
      <text:p text:style-name="P10"/>
      <text:p text:style-name="P10"># Create</text:p>
      <text:p text:style-name="P10">create_file(file_name, user_input)</text:p>
      <text:p text:style-name="P10"/>
      <text:p text:style-name="P10"># Read</text:p>
      <text:p text:style-name="P10">read_file(file_name)</text:p>
      <text:p text:style-name="P10"/>
      <text:p text:style-name="P10"># Update (Append)</text:p>
      <text:p text:style-name="P10">new_line = input("Enter a new line to append: ")</text:p>
      <text:p text:style-name="P10">update_file_append(file_name, new_line)</text:p>
      <text:p text:style-name="P10"/>
      <text:p text:style-name="P10"># Read after update</text:p>
      <text:p text:style-name="P10">read_file(file_name)</text:p>
      <text:p text:style-name="P10"/>
      <text:p text:style-name="P10"># Update (Modify)</text:p>
      <text:p text:style-name="P10">new_content = input("Enter new content for modification: ")</text:p>
      <text:p text:style-name="P10">update_file_modify(file_name, new_content)</text:p>
      <text:p text:style-name="P10"/>
      <text:p text:style-name="P10"># Read after modification</text:p>
      <text:p text:style-name="P10">read_file(file_name)</text:p>
      <text:p text:style-name="P10"/>
      <text:p text:style-name="P10"># Rename</text:p>
      <text:p text:style-name="P10">new_file_name = input("Enter the new file name for renaming: ")</text:p>
      <text:p text:style-name="P10">rename_file(file_name, new_file_name)</text:p>
      <text:p text:style-name="P10"/>
      <text:p text:style-name="P10">#copy</text:p>
      <text:p text:style-name="P10">file_name = input("Enter the old file name to copy: ")</text:p>
      <text:p text:style-name="P10">new_file_name = input("Enter the new file name to copy: ")</text:p>
      <text:p text:style-name="P10">copy_file(file_name, new_file_name)</text:p>
      <text:p text:style-name="P10"/>
      <text:p text:style-name="P10">#move</text:p>
      <text:p text:style-name="P10">file_name = input("Enter the old file source to move: ")</text:p>
      <text:p text:style-name="P10">new_file_name = input("Enter the new file destination to move: ")</text:p>
      <text:p text:style-name="P10">move_file(file_name, new_file_name)</text:p>
      <text:p text:style-name="P10"/>
      <text:p text:style-name="P10"># Delete</text:p>
      <text:p text:style-name="P10">delete_file(new_file_name)</text:p>
      <text:p text:style-name="P6"><text:soft-page-break/>OUTPUT</text:p>
      <text:p text:style-name="P8"/>
      <text:p text:style-name="P8"># <text:span text:style-name="T1">create and read file</text:span></text:p>
      <text:p text:style-name="P11"/>
      <text:p text:style-name="P3">Enter the content for the file: this is a test file </text:p>
      <text:p text:style-name="P2">Enter the file name: test.txt</text:p>
      <text:p text:style-name="P2">File Content:</text:p>
      <text:p text:style-name="P4"><text:s/><text:span text:style-name="T2">this is a test file </text:span></text:p>
      <text:p text:style-name="P7"/>
      <text:p text:style-name="P9"># <text:span text:style-name="T1">update file </text:span></text:p>
      <text:p text:style-name="P12"/>
      <text:p text:style-name="P3">Enter a new line to append: append file test</text:p>
      <text:p text:style-name="P2">File Content:</text:p>
      <text:p text:style-name="P4"><text:s/><text:span text:style-name="T2">this is a test file </text:span></text:p>
      <text:p text:style-name="P2">append file test</text:p>
      <text:p text:style-name="P2">Enter new content for modification: this is test file 1</text:p>
      <text:p text:style-name="P2">File Content:</text:p>
      <text:p text:style-name="P4"><text:s/><text:span text:style-name="T2">this is test file 1</text:span></text:p>
      <text:p text:style-name="P2">append file testt</text:p>
      <text:p text:style-name="P7"/>
      <text:p text:style-name="P9"># <text:span text:style-name="T1">rename</text:span></text:p>
      <text:p text:style-name="P12"/>
      <text:p text:style-name="P3">Enter the new file name for renaming: test1.txt</text:p>
      <text:p text:style-name="P2">File test.txt has been renamed to test1.txt.</text:p>
      <text:p text:style-name="P7"/>
      <text:p text:style-name="P9"># <text:span text:style-name="T1">copy</text:span></text:p>
      <text:p text:style-name="P7"/>
      <text:p text:style-name="P3">Enter the old file name to copy: test1.txt</text:p>
      <text:p text:style-name="P2">Enter the new file name to copy: test2.txt</text:p>
      <text:p text:style-name="P2">File test1.txt has been copied to test2.txt.</text:p>
      <text:p text:style-name="P2"/>
      <text:p text:style-name="P13"># move</text:p>
      <text:p text:style-name="P7"/>
      <text:p text:style-name="P3">Enter the old file source to move: test1.txt</text:p>
      <text:p text:style-name="P2">Enter the new file destination to move: test/test1.txt</text:p>
      <text:p text:style-name="P2">File test1.txt has been moved to test/test1.txt.</text:p>
      <text:p text:style-name="P7"/>
      <text:p text:style-name="P9">#<text:span text:style-name="T1">delete </text:span></text:p>
      <text:p text:style-name="P7"/>
      <text:p text:style-name="P3">File test/test1.txt has been deleted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9fc1" officeooo:paragraph-rsid="000a9fc1"/>
    </style:style>
    <style:style style:name="MT1" style:family="text">
      <style:text-properties officeooo:rsid="000e7a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l No - <text:span text:style-name="MT1">31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14:57:03.669000000</meta:creation-date>
    <dc:date>2024-01-18T14:16:34.175000000</dc:date>
    <meta:editing-duration>PT9M13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107" meta:word-count="429" meta:character-count="3478" meta:non-whitespace-character-count="2907"/>
  </office:meta>
</office:document-meta>
</file>